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1">
      <style:paragraph-properties fo:margin-top="0in" fo:margin-bottom="0.1965in" style:contextual-spacing="false"/>
    </style:style>
    <style:style style:name="P3" style:family="paragraph" style:parent-style-name="Preformatted_20_Text">
      <style:text-properties officeooo:paragraph-rsid="001d87ac"/>
    </style:style>
    <style:style style:name="P4" style:family="paragraph" style:parent-style-name="Preformatted_20_Text" style:list-style-name="L3"/>
    <style:style style:name="P5" style:family="paragraph" style:parent-style-name="Preformatted_20_Text" style:list-style-name="L3">
      <style:paragraph-properties fo:margin-top="0in" fo:margin-bottom="0.1965in" style:contextual-spacing="false"/>
    </style:style>
    <style:style style:name="P6" style:family="paragraph" style:parent-style-name="Preformatted_20_Text" style:list-style-name="L3">
      <style:paragraph-properties fo:margin-left="0in" fo:margin-right="0in" fo:text-indent="0in" style:auto-text-indent="false"/>
    </style:style>
    <style:style style:name="P7" style:family="paragraph" style:parent-style-name="Preformatted_20_Text">
      <style:paragraph-properties fo:margin-top="0in" fo:margin-bottom="0.1965in" style:contextual-spacing="false"/>
    </style:style>
    <style:style style:name="P8" style:family="paragraph" style:parent-style-name="Preformatted_20_Text">
      <style:paragraph-properties fo:margin-top="0in" fo:margin-bottom="0.1965in" style:contextual-spacing="false"/>
      <style:text-properties officeooo:rsid="001dff91" officeooo:paragraph-rsid="001dff91"/>
    </style:style>
    <style:style style:name="P9" style:family="paragraph" style:parent-style-name="Preformatted_20_Text">
      <style:paragraph-properties fo:margin-top="0in" fo:margin-bottom="0.1965in" style:contextual-spacing="false"/>
      <style:text-properties officeooo:rsid="001dff91" officeooo:paragraph-rsid="001e63f4"/>
    </style:style>
    <style:style style:name="P10" style:family="paragraph" style:parent-style-name="Preformatted_20_Text" style:list-style-name="L5"/>
    <style:style style:name="P11" style:family="paragraph" style:parent-style-name="Preformatted_20_Text" style:list-style-name="L5">
      <style:paragraph-properties fo:margin-top="0in" fo:margin-bottom="0.1965in" style:contextual-spacing="false"/>
    </style:style>
    <style:style style:name="P12" style:family="paragraph" style:parent-style-name="Preformatted_20_Text" style:list-style-name="L5">
      <style:paragraph-properties fo:margin-left="0in" fo:margin-right="0in" fo:text-indent="0in" style:auto-text-indent="false"/>
    </style:style>
    <style:style style:name="P13" style:family="paragraph" style:parent-style-name="Preformatted_20_Text" style:list-style-name="L5">
      <style:paragraph-properties fo:margin-top="0in" fo:margin-bottom="0.1965in" style:contextual-spacing="false"/>
      <style:text-properties officeooo:paragraph-rsid="001dff91"/>
    </style:style>
    <style:style style:name="P14" style:family="paragraph" style:parent-style-name="Preformatted_20_Text">
      <style:paragraph-properties fo:margin-top="0in" fo:margin-bottom="0.1965in" style:contextual-spacing="false"/>
      <style:text-properties officeooo:paragraph-rsid="001dff91"/>
    </style:style>
    <style:style style:name="P15" style:family="paragraph" style:parent-style-name="Preformatted_20_Text">
      <style:paragraph-properties fo:margin-top="0in" fo:margin-bottom="0.1965in" style:contextual-spacing="false"/>
      <style:text-properties officeooo:paragraph-rsid="001e63f4"/>
    </style:style>
    <style:style style:name="P16" style:family="paragraph" style:parent-style-name="Preformatted_20_Text">
      <style:paragraph-properties fo:margin-top="0in" fo:margin-bottom="0.1965in" style:contextual-spacing="false"/>
      <style:text-properties officeooo:paragraph-rsid="001f66e7"/>
    </style:style>
    <style:style style:name="P17" style:family="paragraph" style:parent-style-name="Preformatted_20_Text" style:list-style-name="L7"/>
    <style:style style:name="P18" style:family="paragraph" style:parent-style-name="Preformatted_20_Text" style:list-style-name="L7">
      <style:paragraph-properties fo:margin-top="0in" fo:margin-bottom="0.1965in" style:contextual-spacing="false"/>
    </style:style>
    <style:style style:name="P19" style:family="paragraph" style:parent-style-name="Preformatted_20_Text" style:list-style-name="L7">
      <style:paragraph-properties fo:margin-left="0in" fo:margin-right="0in" fo:text-indent="0in" style:auto-text-indent="false"/>
    </style:style>
    <style:style style:name="P20" style:family="paragraph" style:parent-style-name="Preformatted_20_Text">
      <style:paragraph-properties fo:margin-top="0in" fo:margin-bottom="0.1965in" style:contextual-spacing="false"/>
      <style:text-properties officeooo:paragraph-rsid="002122d7"/>
    </style:style>
    <style:style style:name="P21" style:family="paragraph" style:parent-style-name="Preformatted_20_Text">
      <style:paragraph-properties fo:margin-top="0in" fo:margin-bottom="0.1965in" style:contextual-spacing="false"/>
      <style:text-properties officeooo:rsid="00220ae6" officeooo:paragraph-rsid="00220ae6"/>
    </style:style>
    <style:style style:name="P22" style:family="paragraph" style:parent-style-name="Preformatted_20_Text" style:list-style-name="L8">
      <style:paragraph-properties fo:margin-top="0in" fo:margin-bottom="0.1965in" style:contextual-spacing="false"/>
      <style:text-properties officeooo:rsid="00220ae6" officeooo:paragraph-rsid="00220ae6"/>
    </style:style>
    <style:style style:name="P23" style:family="paragraph" style:parent-style-name="Preformatted_20_Text" style:list-style-name="L10">
      <style:paragraph-properties fo:margin-top="0in" fo:margin-bottom="0.1965in" style:contextual-spacing="false"/>
      <style:text-properties officeooo:rsid="00220ae6" officeooo:paragraph-rsid="00220ae6"/>
    </style:style>
    <style:style style:name="P24" style:family="paragraph" style:parent-style-name="Preformatted_20_Text" style:list-style-name="L9"/>
    <style:style style:name="P25" style:family="paragraph" style:parent-style-name="Preformatted_20_Text" style:list-style-name="L9">
      <style:paragraph-properties fo:margin-top="0in" fo:margin-bottom="0.1965in" style:contextual-spacing="false"/>
    </style:style>
    <style:style style:name="P26" style:family="paragraph" style:parent-style-name="Preformatted_20_Text">
      <style:paragraph-properties fo:margin-top="0in" fo:margin-bottom="0.1965in" style:contextual-spacing="false"/>
      <style:text-properties officeooo:rsid="0023d347" officeooo:paragraph-rsid="0023d347"/>
    </style:style>
    <style:style style:name="P27" style:family="paragraph" style:parent-style-name="Preformatted_20_Text">
      <style:paragraph-properties fo:margin-top="0in" fo:margin-bottom="0.1965in" style:contextual-spacing="false" fo:line-height="115%"/>
      <style:text-properties officeooo:rsid="0023d347" officeooo:paragraph-rsid="0023d347"/>
    </style:style>
    <style:style style:name="P28" style:family="paragraph" style:parent-style-name="Standard">
      <style:text-properties officeooo:rsid="001d87ac" officeooo:paragraph-rsid="001d87ac"/>
    </style:style>
    <style:style style:name="P29" style:family="paragraph" style:parent-style-name="Standard">
      <style:text-properties officeooo:paragraph-rsid="001d87ac"/>
    </style:style>
    <style:style style:name="P30" style:family="paragraph" style:parent-style-name="Text_20_body" style:list-style-name="L4"/>
    <style:style style:name="P31" style:family="paragraph" style:parent-style-name="Text_20_body" style:list-style-name="L4">
      <style:paragraph-properties fo:margin-top="0in" fo:margin-bottom="0in" style:contextual-spacing="false"/>
    </style:style>
    <style:style style:name="P32" style:family="paragraph" style:parent-style-name="Text_20_body" style:list-style-name="L6"/>
    <style:style style:name="P33" style:family="paragraph">
      <style:paragraph-properties fo:text-align="center"/>
    </style:style>
    <style:style style:name="P34" style:family="paragraph">
      <style:paragraph-properties fo:text-align="center"/>
      <style:text-properties fo:font-size="12pt"/>
    </style:style>
    <style:style style:name="T1" style:family="text">
      <style:text-properties officeooo:rsid="001d87ac"/>
    </style:style>
    <style:style style:name="T2" style:family="text">
      <style:text-properties officeooo:rsid="001dff91"/>
    </style:style>
    <style:style style:name="T3" style:family="text">
      <style:text-properties officeooo:rsid="001e63f4"/>
    </style:style>
    <style:style style:name="T4" style:family="text">
      <style:text-properties officeooo:rsid="001f66e7"/>
    </style:style>
    <style:style style:name="T5" style:family="text">
      <style:text-properties officeooo:rsid="002122d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311in" fo:min-width="0.9146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3307in" fo:min-width="0.7283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4138in" fo:min-width="0.4492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3189in" fo:min-width="1.0299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Structural Questions</text:p>
      <text:p text:style-name="P29"><text:span text:style-name="T2">7</text:span><text:span text:style-name="T1">) </text:span>What is the output of the following code?</text:p>
      <text:p text:style-name="P3">fruits = ['banana', 'mango', 'apple', 'pineapple', 'watermelon', 'avocado']</text:p>
      <text:list text:style-name="L1">
        <text:list-header>
          <text:p text:style-name="P1"/>
          <text:p text:style-name="P1">for idx, fruit in enumerate(fruits, -2):</text:p>
          <text:p text:style-name="P2"><text:s text:c="3"/>print(idx, fruit)</text:p>
        </text:list-header>
      </text:list>
      <text:p text:style-name="P28">The output is:</text:p>
      <text:p text:style-name="P28"><text:tab/>-2 Banana</text:p>
      <text:p text:style-name="P28"><text:tab/>-1 Mango</text:p>
      <text:p text:style-name="P28"><text:tab/>0 Apple</text:p>
      <text:p text:style-name="P28"><text:tab/>1 Pineapple</text:p>
      <text:p text:style-name="P28"><text:tab/>2 Watermelon</text:p>
      <text:p text:style-name="P28"><text:tab/>3 Avocado</text:p>
      <text:p text:style-name="P29"><text:span text:style-name="T2">8</text:span><text:span text:style-name="T1">) </text:span>What is the output of the following code snippet?</text:p>
      <text:list text:style-name="L3">
        <text:list-item>
          <text:p text:style-name="P6">a = ['Geeks', 'for', 'Geeks']</text:p>
          <text:p text:style-name="P4">b = set(a)</text:p>
          <text:p text:style-name="P4">a = list(b)</text:p>
          <text:p text:style-name="P5">print(a<text:span text:style-name="T2">)</text:span></text:p>
        </text:list-item>
      </text:list>
      <text:p text:style-name="P8">The output is: [‘for’, ‘Geeks’].</text:p>
      <text:p text:style-name="P14"><text:span text:style-name="T2">9) </text:span><text:span text:style-name="Emphasis">Evaluate the code</text:span></text:p>
      <text:list text:style-name="L4">
        <text:list-item>
          <text:list>
            <text:list-item>
              <text:p text:style-name="P31">In one line, explain what line 2 of the code snippet does.</text:p>
            </text:list-item>
            <text:list-item>
              <text:p text:style-name="P30">What is the output?</text:p>
            </text:list-item>
          </text:list>
        </text:list-item>
      </text:list>
      <text:list text:style-name="L5">
        <text:list-item>
          <text:p text:style-name="P12">a = ['Geeks', 'for', 'Geeks']</text:p>
          <text:p text:style-name="P10">b = enumerate(a)</text:p>
          <text:p text:style-name="P10">next_val = next(b); next_val = next(b)</text:p>
          <text:p text:style-name="P11">print(next_val)</text:p>
        </text:list-item>
        <text:list-item>
          <text:p text:style-name="P13"><text:span text:style-name="T2">Line 2 </text:span>pairs each element of the list <text:span text:style-name="Source_20_Text">a</text:span> with its corresponding index.</text:p>
        </text:list-item>
      </text:list>
      <text:p text:style-name="P14"><text:span text:style-name="T2">The out put is: </text:span><text:span text:style-name="Source_20_Text">(1, 'for')</text:span>.</text:p>
      <text:p text:style-name="P14"><text:span text:style-name="T2">10) </text:span>How are <text:span text:style-name="Source_20_Text">range()</text:span> and <text:span text:style-name="Source_20_Text">enumerate()</text:span> different?</text:p>
      <text:p text:style-name="P14"><text:tab/><text:span text:style-name="T2">The range() function generates a sequence of numbers used for iteration </text:span><text:span text:style-name="T3">and it returns </text:span>a range object that produces numbers on demand. <text:span text:style-name="T3">While the enumerate() a</text:span>dds a counter to an iterable (like a list or tuple) and returns it as an enumerate object.</text:p>
      <text:p text:style-name="P16"><text:span text:style-name="T4">12) </text:span>What is the purpose of the <text:span text:style-name="Source_20_Text">pass</text:span> keyword in Python?</text:p>
      <text:p text:style-name="P16">The <text:span text:style-name="Source_20_Text">pass</text:span> keyword serves as a placeholder that does nothing when executed. It is often used in situations where syntactically some code is required but you do not want to implement any functionality yet.</text:p>
      <text:p text:style-name="P20"><text:span text:style-name="T5">13) </text:span>Give a list <text:span text:style-name="Source_20_Text">trainees = ['Arantis', 'Lois', 'Hans']</text:span> , what would be the output of the following:</text:p>
      <text:list text:style-name="L6">
        <text:list-item>
          <text:list>
            <text:list-item>
              <text:p text:style-name="P32"/>
            </text:list-item>
          </text:list>
        </text:list-item>
      </text:list>
      <text:list text:style-name="L7">
        <text:list-item>
          <text:p text:style-name="P19">for trainee in trainees:</text:p>
          <text:p text:style-name="P17"><text:s text:c="3"/>if trainee == 'Hans':</text:p>
          <text:p text:style-name="P17"><text:s text:c="6"/>pass</text:p>
          <text:p text:style-name="P18"><text:s text:c="3"/>print('Trainee:', trainee)</text:p>
        </text:list-item>
      </text:list>
      <text:p text:style-name="P21"><text:soft-page-break/>The output is: </text:p>
      <text:p text:style-name="P21">Trainee: Arantis</text:p>
      <text:p text:style-name="P21">Trainee: Lois</text:p>
      <text:p text:style-name="P21">Trainee: Hans</text:p>
      <text:list xml:id="list4173483590" text:style-name="L8">
        <text:list-item>
          <text:p text:style-name="P22">for trainee in trainees:</text:p>
          <text:p text:style-name="P24"><text:s text:c="3"/>if trainee == 'Lois':</text:p>
          <text:p text:style-name="P24"><text:s text:c="6"/>continue</text:p>
          <text:p text:style-name="P25"><text:s text:c="3"/>print('Trainee:', trainee)</text:p>
        </text:list-item>
      </text:list>
      <text:p text:style-name="P21">The output is:</text:p>
      <text:p text:style-name="P21">Trainee: Hans</text:p>
      <text:list text:style-name="L10">
        <text:list-item>
          <text:p text:style-name="P23">for trainee in trainees:</text:p>
        </text:list-item>
      </text:list>
      <text:p text:style-name="Preformatted_20_Text"><text:s text:c="3"/>if trainee == 'Lois':</text:p>
      <text:p text:style-name="Preformatted_20_Text"><text:s text:c="6"/>print('We have a girl!')</text:p>
      <text:p text:style-name="Preformatted_20_Text"><text:s text:c="6"/>break</text:p>
      <text:p text:style-name="Preformatted_20_Text">else:</text:p>
      <text:p text:style-name="P7"><text:s text:c="7"/>print("Just guys!")</text:p>
      <text:p text:style-name="P21">There’s No output.</text:p>
      <text:p text:style-name="P21"/>
      <text:p text:style-name="P15"/>
      <text:p text:style-name="P15"/>
      <text:p text:style-name="P15"/>
      <text:p text:style-name="P15"><text:span text:style-name="T3">11) </text:span>Draw the flowcharts of the <text:span text:style-name="Source_20_Text">for-loop</text:span> and <text:span text:style-name="Source_20_Text">while-loop</text:span></text:p>
      <text:p text:style-name="P9"/>
      <text:p text:style-name="P26"><draw:custom-shape text:anchor-type="paragraph" draw:z-index="0" draw:name="Shape 1" draw:style-name="gr5" svg:width="1.0634in" svg:height="0.3524in" svg:x="2.2626in" svg:y="-0.1047in"><text:p text:style-name="P33">St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 2" draw:style-name="gr4" draw:text-style-name="P33" svg:width="0.898in" svg:height="0.8268in" svg:x="2.4134in" svg:y="0.8146in"><text:p text:style-name="P33">Last item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" draw:name="Shape 4" draw:style-name="gr3" svg:width="1.1567in" svg:height="0.5248in" svg:x="4.252in" svg:y="0.8945in"><text:p>Statement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" draw:name="Shape 3" draw:style-name="gr2" draw:text-style-name="P33" svg:width="0.948in" svg:height="0.3449in" svg:x="2.3984in" svg:y="2.3047in"><text:p text:style-name="P33">End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" draw:name="Vertical line 1" draw:style-name="gr1" draw:text-style-name="P33" svg:x1="2.8654in" svg:y1="0.2827in" svg:x2="2.8654in" svg:y2="0.8146in"><text:p/></draw:line></text:p>
      <text:p text:style-name="P27"><draw:line text:anchor-type="paragraph" draw:z-index="5" draw:name="Line 1" draw:style-name="gr1" draw:text-style-name="P34" svg:x1="2.865in" svg:y1="0.1992in" svg:x2="3.2622in" svg:y2="0.1992in"><text:p/></draw:line><draw:line text:anchor-type="paragraph" draw:z-index="6" draw:name="Line 2" draw:style-name="gr1" draw:text-style-name="P33" svg:x1="4.0154in" svg:y1="0.1764in" svg:x2="5.0063in" svg:y2="0.1693in"><text:p/></draw:line><draw:line text:anchor-type="paragraph" draw:z-index="7" draw:name="Line 3" draw:style-name="gr1" draw:text-style-name="P33" svg:x1="5.0134in" svg:y1="0.5791in" svg:x2="5.0063in" svg:y2="0.1693in"><text:p/></draw:line><draw:line text:anchor-type="paragraph" draw:z-index="8" draw:name="Line 4" draw:style-name="gr1" draw:text-style-name="P33" svg:x1="3.311in" svg:y1="0.8795in" svg:x2="3.7563in" svg:y2="0.872in"><text:p/></draw:line><draw:line text:anchor-type="paragraph" draw:z-index="9" draw:name="Horizontal line 1" draw:style-name="gr1" draw:text-style-name="P33" svg:x1="4.0575in" svg:y1="0.8654in" svg:x2="4.3528in" svg:y2="0.8654in"><text:p/></draw:line><draw:line text:anchor-type="paragraph" draw:z-index="10" draw:name="Line 5" draw:style-name="gr1" draw:text-style-name="P33" svg:x1="2.9016in" svg:y1="1.728in" svg:x2="2.9087in" svg:y2="1.9508in"><text:p/></draw:line><draw:line text:anchor-type="paragraph" draw:z-index="11" draw:name="Line 6" draw:style-name="gr1" draw:text-style-name="P34" svg:x1="2.8657in" svg:y1="1.2866in" svg:x2="2.8811in" svg:y2="1.5118in"><text:p/></draw:line><draw:line text:anchor-type="paragraph" draw:z-index="12" draw:name="Horizontal line 2" draw:style-name="gr1" draw:text-style-name="P33" svg:x1="2.7335in" svg:y1="1.9445in" svg:x2="3.4272in" svg:y2="1.9445in"><text:p/></draw:line><text:tab/><text:tab/><text:tab/><text:tab/><text:tab/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3:52:27.600833402</meta:creation-date>
    <dc:date>2025-04-03T16:46:41.740954177</dc:date>
    <meta:editing-duration>PT2H36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57" meta:word-count="324" meta:character-count="1846" meta:non-whitespace-character-count="1536"/>
  </office:meta>
</office:document-meta>
</file>